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F3B58F6DE695ECF7.png" manifest:media-type="image/png"/>
  <manifest:file-entry manifest:full-path="Pictures/100005810000031A0000031A90A9BB170713D465.svg" manifest:media-type="image/svg+xml"/>
  <manifest:file-entry manifest:full-path="Pictures/100000010000001E0000001EBCC87C8CF727799D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295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74c6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0" style:family="text">
      <style:text-properties officeooo:rsid="0119bd75"/>
    </style:style>
    <style:style style:name="T151" style:family="text">
      <style:text-properties style:font-name="Liberation Sans" fo:font-size="12pt" fo:language="en" fo:country="GB" style:font-size-asian="12pt" style:font-size-complex="12pt"/>
    </style:style>
    <style:style style:name="T152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3" style:family="text">
      <style:text-properties style:font-name="Liberation Sans" fo:language="en" fo:country="GB"/>
    </style:style>
    <style:style style:name="T154" style:family="text">
      <style:text-properties style:font-name="Liberation Sans" fo:language="en" fo:country="GB" officeooo:rsid="01f61662"/>
    </style:style>
    <style:style style:name="T155" style:family="text">
      <style:text-properties officeooo:rsid="01e96954"/>
    </style:style>
    <style:style style:name="T156" style:family="text">
      <style:text-properties officeooo:rsid="020686f0"/>
    </style:style>
    <style:style style:name="T157" style:family="text">
      <style:text-properties officeooo:rsid="02143b9a"/>
    </style:style>
    <style:style style:name="T158" style:family="text">
      <style:text-properties officeooo:rsid="0faa7573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officeooo:rsid="02182436" style:font-size-asian="10pt" style:font-size-complex="10pt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7">Linux (</text:span>Ubuntu or Debian<text:span text:style-name="T157">)</text:span>.</text:p>
      <text:p text:style-name="P19"><text:span text:style-name="Strong_20_Emphasis"><text:span text:style-name="T71"/></text:span></text:p>
      <text:list xml:id="list3548874783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51">Collect E-mail addresses and mail server addresses </text:span><text:span text:style-name="T152">per user</text:span><text:span text:style-name="T151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5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53">ad</text:span><text:span text:style-name="T154">d</text:span><text:span text:style-name="T153">res</text:span><text:span text:style-name="T154">s book</text:span><text:span text:style-name="T15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160921905319400" text:continue-list="list3548874783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8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9">From a Live USB stick you can boot and work with </text:span><text:span text:style-name="T160">Linux</text:span><text:span text:style-name="Strong_20_Emphasis"><text:span text:style-name="T114"> </text:span></text:span><text:span text:style-name="T159">without modifying any files on the hard drive and also allows installation of </text:span><text:span text:style-name="T160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2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61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3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60922953628665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64">karelzimmer.nl/en</text:span></text:span></text:a><text:span text:style-name="Strong_20_Emphasis"><text:span text:style-name="T88">, under</text:span></text:span> <text:span text:style-name="T165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160923335703888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60922373293946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467427868" text:style-name="L2">
        <text:list-header>
          <text:p text:style-name="P75"><text:span text:style-name="Strong_20_Emphasis"><text:span text:style-name="T149"/></text:span></text:p>
          <text:p text:style-name="P76"><text:span text:style-name="Strong_20_Emphasis"><text:span text:style-name="T149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60922729288101" text:continue-numbering="true" text:style-name="L2">
        <text:list-header>
          <text:p text:style-name="P77"><text:span text:style-name="Emphasis"><text:span text:style-name="T142">Written</text:span></text:span><text:span text:style-name="Emphasis"><text:span text:style-name="T144"> </text:span></text:span><text:span text:style-name="Emphasis"><text:span text:style-name="T145">by</text:span></text:span><text:span text:style-name="Emphasis"><text:span text:style-name="T14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7">Karel Zimmer</text:span></text:span></text:a><text:span text:style-name="Emphasis"><text:span text:style-name="T141">.</text:span></text:span></text:p>
          <text:p text:style-name="P77"><text:span text:style-name="Emphasis"><text:span text:style-name="T141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146">CC0 1.0 Universal</text:span></text:span></text:a><text:span text:style-name="Emphasis"><text:span text:style-name="T147"> </text:span></text:span><text:span text:style-name="Emphasis"><text:span text:style-name="T148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BCC87C8CF727799D.png" xlink:type="simple" xlink:show="embed" xlink:actuate="onLoad" draw:mime-type="image/png"/></draw:frame></draw:a></text:span></text:span><text:span text:style-name="Emphasis"><text:span text:style-name="T16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F3B58F6DE695ECF7.png" xlink:type="simple" xlink:show="embed" xlink:actuate="onLoad" draw:mime-type="image/png"/></draw:frame></draw:a></text:span></text:span><text:span text:style-name="Emphasis"><text:span text:style-name="T166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6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6">e.g</text:span>. Jan <text:span text:style-name="T155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6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6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6">F</text:span>i netw<text:span text:style-name="T156">o</text:span>rk na<text:span text:style-name="T156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6">user</text:span>/<text:span text:style-name="T156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6">User</text:span>/<text:span text:style-name="T156">Seq </text:span><text:span text:style-name="T150">#</text:span></text:p>
          </table:table-cell>
          <table:table-cell table:style-name="Tabel2.A1" office:value-type="string">
            <text:p text:style-name="P54">Email nam<text:span text:style-name="T156">e</text:span></text:p>
          </table:table-cell>
          <table:table-cell table:style-name="Tabel2.A1" office:value-type="string">
            <text:p text:style-name="P54">Email ad<text:span text:style-name="T156">d</text:span>res<text:span text:style-name="T156">s</text:span></text:p>
          </table:table-cell>
          <table:table-cell table:style-name="Tabel2.A1" office:value-type="string">
            <text:p text:style-name="P62"><text:span text:style-name="T156">User </text:span>nam<text:span text:style-name="T156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6">example</text:span>.com)</text:p>
          </table:table-cell>
          <table:table-cell table:style-name="Tabel2.G1" office:value-type="string">
            <text:p text:style-name="P56">Outgoing mail server<text:line-break/>(smtp.<text:span text:style-name="T156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01T16:09:21.207074462">01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01T16:09:21.208175215">01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9:21.033143488</dc:date>
    <meta:print-date>2014-01-05T10:21:33.960023988</meta:print-date>
    <meta:keyword>Installatie</meta:keyword>
    <meta:keyword>Checklist</meta:keyword>
    <meta:keyword>Linux</meta:keyword>
    <meta:editing-cycles>2449</meta:editing-cycles>
    <meta:editing-duration>P5DT1H19M8S</meta:editing-duration>
    <meta:printed-by>Karel Zimmer</meta:printed-by>
    <dc:creator>Karel Zimmer</dc:creator>
    <meta:document-statistic meta:table-count="5" meta:image-count="2" meta:object-count="0" meta:page-count="4" meta:paragraph-count="156" meta:word-count="585" meta:character-count="4055" meta:non-whitespace-character-count="3337"/>
    <meta:user-defined meta:name="Info 1"/>
    <meta:user-defined meta:name="Info 2"/>
    <meta:user-defined meta:name="Info 3"/>
    <meta:user-defined meta:name="Info 4"/>
  </office:meta>
</office:document-meta>
</file>